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orking Tittle:</text:p>
      <text:p text:style-name="Standard">NuLogix or BTI-Logix or BTLogix</text:p>
      <text:p text:style-name="Standard"/>
      <text:p text:style-name="Standard"/>
      <text:p text:style-name="Standard">Needs:</text:p>
      <text:list xml:id="list9036200528232904591" text:style-name="L1">
        <text:list-item>
          <text:list>
            <text:list-item>
              <text:p text:style-name="P1">Site Tittle/Logo</text:p>
            </text:list-item>
            <text:list-item>
              <text:p text:style-name="P1">Landing Page</text:p>
            </text:list-item>
            <text:list-item>
              <text:p text:style-name="P1">Routs to sub-pages for papers</text:p>
            </text:list-item>
            <text:list-item>
              <text:p text:style-name="P1">Contact Page</text:p>
            </text:list-item>
            <text:list-item>
              <text:p text:style-name="P1">Mission Statement Page (On Landing Page?)</text:p>
            </text:list-item>
            <text:list-item>
              <text:p text:style-name="P1">Simple search – Like fuzzy search</text:p>
            </text:list-item>
            <text:list-item>
              <text:p text:style-name="P1">FAQ – For common questions ( link to pages and section of pages with answers)</text:p>
            </text:list-item>
            <text:list-item>
              <text:p text:style-name="P1">Glossary </text:p>
              <text:list>
                <text:list-item>
                  <text:list>
                    <text:list-item>
                      <text:p text:style-name="P1">Technical Terms – link to terms/ definitions in paper</text:p>
                    </text:list-item>
                    <text:list-item>
                      <text:p text:style-name="P1">Foods w/specific health benefits - link to outside references</text:p>
                    </text:list-item>
                    <text:list-item>
                      <text:p text:style-name="P1">Recopies – incorporates <text:s/>- link to </text:p>
                    </text:list-item>
                  </text:list>
                </text:list-item>
              </text:list>
            </text:list-item>
            <text:list-item>
              <text:p text:style-name="P1">Testimonials (Link Landing Page?)</text:p>
            </text:list-item>
            <text:list-item>
              <text:p text:style-name="P1">Create General User – Just a login for now</text:p>
              <text:list>
                <text:list-item>
                  <text:list>
                    <text:list-item>
                      <text:p text:style-name="P1">Later collect Account info for UserAccount/Profile – like facebook</text:p>
                    </text:list-item>
                  </text:list>
                </text:list-item>
              </text:list>
            </text:list-item>
            <text:list-item>
              <text:p text:style-name="P1">Create Admin User </text:p>
              <text:list>
                <text:list-item>
                  <text:list>
                    <text:list-item>
                      <text:p text:style-name="P1">Can Query data on users</text:p>
                    </text:list-item>
                    <text:list-item>
                      <text:p text:style-name="P1">Can upload changes to papers through gui interfaced</text:p>
                    </text:list-item>
                    <text:list-item>
                      <text:p text:style-name="P1">Send email blasts</text:p>
                    </text:list-item>
                  </text:list>
                </text:list-item>
              </text:list>
            </text:list-item>
          </text:list>
        </text:list-item>
      </text:list>
      <text:p text:style-name="Standard">­</text:p>
      <text:p text:style-name="Standard"/>
      <text:p text:style-name="Standard"/>
      <text:p text:style-name="Standard"/>
      <text:p text:style-name="Standard"/>
      <text:p text:style-name="Standard">Structure:</text:p>
      <text:p text:style-name="Standard">Landing Page</text:p>
      <text:list xml:id="list8149929064315832717" text:style-name="L2">
        <text:list-item>
          <text:list>
            <text:list-item>
              <text:p text:style-name="P2">Sub Pages</text:p>
              <text:list>
                <text:list-item>
                  <text:p text:style-name="P2">Chronic/Autoimmune Diseases</text:p>
                  <text:list>
                    <text:list-item>
                      <text:p text:style-name="P2">Metabolic</text:p>
                      <text:list>
                        <text:list-item>
                          <text:p text:style-name="P2">Diabetes Paper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76609496385158561" text:style-name="L3">
        <text:list-item>
          <text:list>
            <text:list-item>
              <text:list>
                <text:list-item>
                  <text:p text:style-name="P3">Autoimmune</text:p>
                </text:list-item>
              </text:list>
            </text:list-item>
          </text:list>
        </text:list-item>
      </text:list>
      <text:list xml:id="list2020780140" text:continue-list="list814992906431583271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Cancer Pap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phanie Boyette</meta:initial-creator>
    <meta:creation-date>2018-05-01T15:49:16</meta:creation-date>
    <dc:date>2018-05-18T17:07:20</dc:date>
    <dc:creator>Stephanie Boyette</dc:creator>
    <meta:editing-duration>PT1H43M34S</meta:editing-duration>
    <meta:editing-cycles>3</meta:editing-cycles>
    <meta:generator>OpenOffice/4.1.3$Unix OpenOffice.org_project/413m1$Build-9783</meta:generator>
    <meta:printed-by>Stephanie Boyette</meta:printed-by>
    <meta:print-date>2018-05-01T17:32:52</meta:print-date>
    <meta:document-statistic meta:table-count="0" meta:image-count="0" meta:object-count="0" meta:page-count="1" meta:paragraph-count="30" meta:word-count="150" meta:character-count="809"/>
  </office:meta>
</office:document-meta>
</file>